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d2d9" officeooo:paragraph-rsid="0006d2d9"/>
    </style:style>
    <style:style style:name="P2" style:family="paragraph" style:parent-style-name="Standard">
      <style:text-properties officeooo:rsid="00078142" officeooo:paragraph-rsid="00078142"/>
    </style:style>
    <style:style style:name="P3" style:family="paragraph" style:parent-style-name="Standard">
      <style:text-properties officeooo:rsid="00078142" officeooo:paragraph-rsid="00089d6c"/>
    </style:style>
    <style:style style:name="P4" style:family="paragraph" style:parent-style-name="Standard">
      <style:text-properties officeooo:rsid="00078142" officeooo:paragraph-rsid="0009a6d1"/>
    </style:style>
    <style:style style:name="P5" style:family="paragraph" style:parent-style-name="Standard">
      <style:text-properties officeooo:rsid="00089d6c" officeooo:paragraph-rsid="00089d6c"/>
    </style:style>
    <style:style style:name="P6" style:family="paragraph" style:parent-style-name="Standard">
      <style:text-properties officeooo:rsid="000bdaa3" officeooo:paragraph-rsid="000bdaa3"/>
    </style:style>
    <style:style style:name="P7" style:family="paragraph" style:parent-style-name="Standard">
      <style:text-properties officeooo:rsid="00078142" officeooo:paragraph-rsid="00078142"/>
    </style:style>
    <style:style style:name="P8" style:family="paragraph" style:parent-style-name="Standard">
      <style:text-properties officeooo:rsid="000bdaa3" officeooo:paragraph-rsid="000bdaa3"/>
    </style:style>
    <style:style style:name="P9" style:family="paragraph" style:parent-style-name="Standard">
      <style:text-properties officeooo:rsid="000d5dda" officeooo:paragraph-rsid="000d5dda"/>
    </style:style>
    <style:style style:name="P10" style:family="paragraph" style:parent-style-name="Standard">
      <style:text-properties fo:font-size="18pt" officeooo:rsid="0006d2d9" officeooo:paragraph-rsid="0006d2d9" style:font-size-asian="18pt" style:font-size-complex="18pt"/>
    </style:style>
    <style:style style:name="P11" style:family="paragraph" style:parent-style-name="Standard">
      <style:text-properties fo:font-size="16pt" fo:font-weight="bold" officeooo:rsid="00078142" officeooo:paragraph-rsid="00078142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0a4750" officeooo:paragraph-rsid="000a4750" style:font-size-asian="16pt" style:font-weight-asian="bold" style:font-size-complex="16pt" style:font-weight-complex="bold"/>
    </style:style>
    <style:style style:name="P13" style:family="paragraph" style:parent-style-name="Standard">
      <style:text-properties fo:font-weight="bold" officeooo:rsid="000d5dda" officeooo:paragraph-rsid="000d5dda" style:font-weight-asian="bold" style:font-weight-complex="bold"/>
    </style:style>
    <style:style style:name="T1" style:family="text">
      <style:text-properties officeooo:rsid="00089d6c"/>
    </style:style>
    <style:style style:name="T2" style:family="text">
      <style:text-properties officeooo:rsid="0009a6d1"/>
    </style:style>
    <style:style style:name="T3" style:family="text">
      <style:text-properties officeooo:rsid="000a4750"/>
    </style:style>
    <style:style style:name="T4" style:family="text">
      <style:text-properties officeooo:rsid="000bdaa3"/>
    </style:style>
    <style:style style:name="T5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commerce Shop Informations</text:p>
      <text:p text:style-name="P1"/>
      <text:p text:style-name="P11">1. What to sell?</text:p>
      <text:p text:style-name="P2">- tees, hoodies, (akcesories (socks, vallets, boxers, bags)), jackets, trousers</text:p>
      <text:p text:style-name="P2"/>
      <text:p text:style-name="P12">2. <text:span text:style-name="T4">Inspirations</text:span></text:p>
      <text:p text:style-name="P2">* <text:a xlink:type="simple" xlink:href="https://www.orca.com/en-gb/men/clothing/swiming" text:style-name="Internet_20_link" text:visited-style-name="Visited_20_Internet_20_Link">https://www.orca.com/en-gb/men/clothing/swiming</text:a></text:p>
      <text:p text:style-name="P2">* <text:a xlink:type="simple" xlink:href="https://nextfriday.com/product/trap-house-veteran/" text:style-name="Internet_20_link" text:visited-style-name="Visited_20_Internet_20_Link">https://nextfriday.com/product/trap-house-veteran/</text:a></text:p>
      <text:p text:style-name="P2">* <text:a xlink:type="simple" xlink:href="https://hydracup.com/" text:style-name="Internet_20_link" text:visited-style-name="Visited_20_Internet_20_Link">https://hydracup.com/</text:a></text:p>
      <text:p text:style-name="P6">* <text:a xlink:type="simple" xlink:href="https://eu.lisa-yang.com/" text:style-name="Internet_20_link" text:visited-style-name="Visited_20_Internet_20_Link">https://eu.lisa-yang.com/</text:a></text:p>
      <text:p text:style-name="P6">* <text:a xlink:type="simple" xlink:href="https://taraformula.com/us-en/onion-remedy-rejuvenating-conditioner" text:style-name="Internet_20_link" text:visited-style-name="Visited_20_Internet_20_Link">https://taraformula.com/us-en/onion-remedy-rejuvenating-conditioner</text:a></text:p>
      <text:p text:style-name="P6">* <text:a xlink:type="simple" xlink:href="https://imaginativerealism.com/" text:style-name="Internet_20_link" text:visited-style-name="Visited_20_Internet_20_Link">https://imaginativerealism.com/</text:a></text:p>
      <text:p text:style-name="P6">* <text:a xlink:type="simple" xlink:href="https://custo.io/" text:style-name="Internet_20_link" text:visited-style-name="Visited_20_Internet_20_Link">https://custo.io/</text:a></text:p>
      <text:p text:style-name="P6">* <text:a xlink:type="simple" xlink:href="https://www.gobicashmere.com/collections/men-sweaters" text:style-name="Internet_20_link" text:visited-style-name="Visited_20_Internet_20_Link">https://www.gobicashmere.com/collections/men-sweaters</text:a></text:p>
      <text:p text:style-name="P6">* <text:a xlink:type="simple" xlink:href="https://www.cleanhugs.com/" text:style-name="Internet_20_link" text:visited-style-name="Visited_20_Internet_20_Link">https://www.cleanhugs.com/</text:a></text:p>
      <text:p text:style-name="P6">* <text:a xlink:type="simple" xlink:href="https://www.acupanel.co.uk/" text:style-name="Internet_20_link" text:visited-style-name="Visited_20_Internet_20_Link">https://www.acupanel.co.uk/</text:a></text:p>
      <text:p text:style-name="P6">* <text:a xlink:type="simple" xlink:href="https://www.rollienation.com/" text:style-name="Internet_20_link" text:visited-style-name="Visited_20_Internet_20_Link">https://www.rollienation.com/</text:a></text:p>
      <text:p text:style-name="P6"/>
      <text:p text:style-name="P11"><text:span text:style-name="T3">3</text:span>. What pages I neeed?</text:p>
      <text:p text:style-name="P5">On every page newsletter section, footer and navigation</text:p>
      <text:p text:style-name="P2">- Home</text:p>
      <text:p text:style-name="P2">* On sell banner, newest collection section, for you section, <text:span text:style-name="T1">categories section</text:span></text:p>
      <text:p text:style-name="P2"/>
      <text:p text:style-name="P2">- Categories</text:p>
      <text:p text:style-name="P2">* List of all categories with Icons or Images on the background, <text:span text:style-name="T1">newest products banner</text:span></text:p>
      <text:p text:style-name="P2"/>
      <text:p text:style-name="P2">- Newest</text:p>
      <text:p text:style-name="P2">* <text:span text:style-name="T1">newest products banner, Found Products page with newest products</text:span></text:p>
      <text:p text:style-name="P2"/>
      <text:p text:style-name="P2">- On Sale</text:p>
      <text:p text:style-name="P3">* <text:span text:style-name="T1">on sale banner, Found Products page with on sale products</text:span></text:p>
      <text:p text:style-name="P3"/>
      <text:p text:style-name="P2">- Profile</text:p>
      <text:p text:style-name="P2">*<text:span text:style-name="T1">your purchases list, edit account (password, email, name, last name), shipping informations</text:span></text:p>
      <text:p text:style-name="P2"/>
      <text:p text:style-name="P2">- <text:span text:style-name="T1">Wishlist</text:span></text:p>
      <text:p text:style-name="P2">* <text:span text:style-name="T1">list of products added to favorite</text:span></text:p>
      <text:p text:style-name="P2"/>
      <text:p text:style-name="P2">- Shopping Bag</text:p>
      <text:p text:style-name="P2">* <text:span text:style-name="T1">list of products in cart (name, quantity, color, size, photo, delete product, on wishlist), add discount cupon, total price, list of product to add to cart</text:span></text:p>
      <text:p text:style-name="P2"/>
      <text:p text:style-name="P2">- Found Products (after searching, newest, all, in category etc.)</text:p>
      <text:p text:style-name="P2">* <text:span text:style-name="T1">list of products (name, price, avaliable sizes, photo), change page button, for you section, filters section, found product banner</text:span></text:p>
      <text:p text:style-name="P2"/>
      <text:p text:style-name="P2">- Product Details</text:p>
      <text:p text:style-name="P2">* <text:span text:style-name="T2">photos, name, price sizes, add to cart, description, size chart, return and exchange</text:span></text:p>
      <text:p text:style-name="P2"/>
      <text:p text:style-name="P2">- Shipping Info</text:p>
      <text:p text:style-name="P2">* <text:span text:style-name="T2">form with shipping address</text:span></text:p>
      <text:p text:style-name="P2"><text:soft-page-break/></text:p>
      <text:p text:style-name="P2"/>
      <text:p text:style-name="P2">- Payment Info</text:p>
      <text:p text:style-name="P2">* <text:span text:style-name="T2">list of products to buy, type of payment</text:span></text:p>
      <text:p text:style-name="P2"/>
      <text:p text:style-name="P2">- Accept Payment Info</text:p>
      <text:p text:style-name="P4">* <text:span text:style-name="T2">list of products, finalized payment info, t</text:span>hx <text:span text:style-name="T2">f</text:span>or <text:span text:style-name="T2">y</text:span>our <text:span text:style-name="T2">p</text:span>urchase</text:p>
      <text:p text:style-name="P2"/>
      <text:p text:style-name="P2">- <text:span text:style-name="T1">Login</text:span></text:p>
      <text:p text:style-name="P2">* <text:span text:style-name="T2">login form</text:span></text:p>
      <text:p text:style-name="P2"/>
      <text:p text:style-name="P2">- <text:span text:style-name="T1">Register</text:span></text:p>
      <text:p text:style-name="P2">* <text:span text:style-name="T2">register form</text:span></text:p>
      <text:p text:style-name="P2"/>
      <text:p text:style-name="P13"><text:span text:style-name="T5">4. Images</text:span></text:p>
      <text:p text:style-name="P9">- Hoodies</text:p>
      <text:p text:style-name="P9">* <text:a xlink:type="simple" xlink:href="https://unsplash.com/photos/gDlxM2ZBlfs" text:style-name="Internet_20_link" text:visited-style-name="Visited_20_Internet_20_Link">https://unsplash.com/photos/gDlxM2ZBlfs</text:a></text:p>
      <text:p text:style-name="P9">* <text:a xlink:type="simple" xlink:href="https://unsplash.com/photos/pgaq5TwJ41g" text:style-name="Internet_20_link" text:visited-style-name="Visited_20_Internet_20_Link">https://unsplash.com/photos/pgaq5TwJ41g</text:a></text:p>
      <text:p text:style-name="P9">* <text:a xlink:type="simple" xlink:href="https://unsplash.com/photos/Hz_Q5HPvEsg" text:style-name="Internet_20_link" text:visited-style-name="Visited_20_Internet_20_Link">https://unsplash.com/photos/Hz_Q5HPvEsg</text:a></text:p>
      <text:p text:style-name="P9">* <text:a xlink:type="simple" xlink:href="https://unsplash.com/photos/qq-YDhd3bbg" text:style-name="Internet_20_link" text:visited-style-name="Visited_20_Internet_20_Link">https://unsplash.com/photos/qq-YDhd3bbg</text:a></text:p>
      <text:p text:style-name="P9">* <text:a xlink:type="simple" xlink:href="https://unsplash.com/photos/SB5Aj3lJkI4" text:style-name="Internet_20_link" text:visited-style-name="Visited_20_Internet_20_Link">https://unsplash.com/photos/SB5Aj3lJkI4</text:a></text:p>
      <text:p text:style-name="P9">* <text:a xlink:type="simple" xlink:href="https://unsplash.com/photos/m0UERdYO7_M" text:style-name="Internet_20_link" text:visited-style-name="Visited_20_Internet_20_Link">https://unsplash.com/photos/m0UERdYO7_M</text:a></text:p>
      <text:p text:style-name="P9"/>
      <text:p text:style-name="P9">- Tees</text:p>
      <text:p text:style-name="P9">* <text:a xlink:type="simple" xlink:href="https://unsplash.com/photos/acn5ERAeSb4" text:style-name="Internet_20_link" text:visited-style-name="Visited_20_Internet_20_Link">https://unsplash.com/photos/acn5ERAeSb4</text:a></text:p>
      <text:p text:style-name="P9">* <text:a xlink:type="simple" xlink:href="https://unsplash.com/photos/fTDWpCxLA0k" text:style-name="Internet_20_link" text:visited-style-name="Visited_20_Internet_20_Link">https://unsplash.com/photos/fTDWpCxLA0k</text:a></text:p>
      <text:p text:style-name="P9">* <text:a xlink:type="simple" xlink:href="https://unsplash.com/photos/x8Vg7Up6TUc" text:style-name="Internet_20_link" text:visited-style-name="Visited_20_Internet_20_Link">https://unsplash.com/photos/x8Vg7Up6TUc</text:a></text:p>
      <text:p text:style-name="P9">* <text:a xlink:type="simple" xlink:href="https://unsplash.com/photos/rj8ohjW9RBA" text:style-name="Internet_20_link" text:visited-style-name="Visited_20_Internet_20_Link">https://unsplash.com/photos/rj8ohjW9RBA</text:a></text:p>
      <text:p text:style-name="P9">* <text:a xlink:type="simple" xlink:href="https://unsplash.com/photos/HFTkmBbVKco" text:style-name="Internet_20_link" text:visited-style-name="Visited_20_Internet_20_Link">https://unsplash.com/photos/HFTkmBbVKco</text:a></text:p>
      <text:p text:style-name="P9">* <text:a xlink:type="simple" xlink:href="https://unsplash.com/photos/nvZ4NubOIZE" text:style-name="Internet_20_link" text:visited-style-name="Visited_20_Internet_20_Link">https://unsplash.com/photos/nvZ4NubOIZE</text:a></text:p>
      <text:p text:style-name="P9"/>
      <text:p text:style-name="P9">- Jackes</text:p>
      <text:p text:style-name="P9">* <text:a xlink:type="simple" xlink:href="https://unsplash.com/photos/pcvz4AJdllI" text:style-name="Internet_20_link" text:visited-style-name="Visited_20_Internet_20_Link">https://unsplash.com/photos/pcvz4AJdllI</text:a></text:p>
      <text:p text:style-name="P9">* <text:a xlink:type="simple" xlink:href="https://unsplash.com/photos/6TIoPIpMvLc" text:style-name="Internet_20_link" text:visited-style-name="Visited_20_Internet_20_Link">https://unsplash.com/photos/6TIoPIpMvLc</text:a></text:p>
      <text:p text:style-name="P9">* <text:a xlink:type="simple" xlink:href="https://unsplash.com/photos/1QOsJGbNIgk" text:style-name="Internet_20_link" text:visited-style-name="Visited_20_Internet_20_Link">https://unsplash.com/photos/1QOsJGbNIgk</text:a></text:p>
      <text:p text:style-name="P9">* <text:a xlink:type="simple" xlink:href="https://unsplash.com/photos/wYvCXc-xUTg" text:style-name="Internet_20_link" text:visited-style-name="Visited_20_Internet_20_Link">https://unsplash.com/photos/wYvCXc-xUTg</text:a></text:p>
      <text:p text:style-name="P9">* <text:a xlink:type="simple" xlink:href="https://unsplash.com/photos/7j9jNQxXUCU" text:style-name="Internet_20_link" text:visited-style-name="Visited_20_Internet_20_Link">https://unsplash.com/photos/7j9jNQxXUCU</text:a></text:p>
      <text:p text:style-name="P9">* <text:a xlink:type="simple" xlink:href="https://unsplash.com/photos/EvxwJ6ls2vc" text:style-name="Internet_20_link" text:visited-style-name="Visited_20_Internet_20_Link">https://unsplash.com/photos/EvxwJ6ls2vc</text:a></text:p>
      <text:p text:style-name="P9">* <text:a xlink:type="simple" xlink:href="https://unsplash.com/photos/VrfFziSltNQ" text:style-name="Internet_20_link" text:visited-style-name="Visited_20_Internet_20_Link">https://unsplash.com/photos/VrfFziSltNQ</text:a></text:p>
      <text:p text:style-name="P9"/>
      <text:p text:style-name="P9">- Bottoms</text:p>
      <text:p text:style-name="P9">* <text:a xlink:type="simple" xlink:href="https://unsplash.com/photos/Iing2lv2WBw" text:style-name="Internet_20_link" text:visited-style-name="Visited_20_Internet_20_Link">https://unsplash.com/photos/Iing2lv2WBw</text:a></text:p>
      <text:p text:style-name="P9">* <text:a xlink:type="simple" xlink:href="https://unsplash.com/photos/uwmj6bDQThk" text:style-name="Internet_20_link" text:visited-style-name="Visited_20_Internet_20_Link">https://unsplash.com/photos/uwmj6bDQThk</text:a></text:p>
      <text:p text:style-name="P9">* <text:a xlink:type="simple" xlink:href="https://unsplash.com/photos/N4pXbxCfaOs" text:style-name="Internet_20_link" text:visited-style-name="Visited_20_Internet_20_Link">https://unsplash.com/photos/N4pXbxCfaOs</text:a></text:p>
      <text:p text:style-name="P9"/>
      <text:p text:style-name="P9">- Socks</text:p>
      <text:p text:style-name="P9">* <text:a xlink:type="simple" xlink:href="https://unsplash.com/photos/YGE42qjlWjE" text:style-name="Internet_20_link" text:visited-style-name="Visited_20_Internet_20_Link">https://unsplash.com/photos/YGE42qjlWjE</text:a></text:p>
      <text:p text:style-name="P9">* <text:a xlink:type="simple" xlink:href="https://unsplash.com/photos/P16ZNZbr5I4" text:style-name="Internet_20_link" text:visited-style-name="Visited_20_Internet_20_Link">https://unsplash.com/photos/P16ZNZbr5I4</text:a></text:p>
      <text:p text:style-name="P9">* <text:a xlink:type="simple" xlink:href="https://unsplash.com/photos/DcZLVyJpSiM" text:style-name="Internet_20_link" text:visited-style-name="Visited_20_Internet_20_Link">https://unsplash.com/photos/DcZLVyJpSiM</text:a></text:p>
      <text:p text:style-name="P9">* <text:a xlink:type="simple" xlink:href="https://unsplash.com/photos/7mwvL36D33c" text:style-name="Internet_20_link" text:visited-style-name="Visited_20_Internet_20_Link">https://unsplash.com/photos/7mwvL36D33c</text:a></text:p>
      <text:p text:style-name="P9">* <text:a xlink:type="simple" xlink:href="https://unsplash.com/photos/KJDGMdZc0Pc" text:style-name="Internet_20_link" text:visited-style-name="Visited_20_Internet_20_Link">https://unsplash.com/photos/KJDGMdZc0Pc</text:a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6T23:30:04.479000000</dc:date>
    <meta:editing-duration>PT2H41M20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78" meta:word-count="322" meta:character-count="2958" meta:non-whitespace-character-count="2714"/>
  </office:meta>
</office:document-meta>
</file>